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1275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8.86354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6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column table:style-name="co6" table:number-columns-repeated="15360" table:default-cell-style-name="ce1"/>
        <table:table-row table:style-name="ro1">
          <table:table-cell office:value-type="string" table:number-columns-spanned="3" table:number-rows-spanned="1" table:style-name="ce10">
            <text:p>Relatório de Avaliação Heurística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3">
            <text:p>Data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Portal avaliado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ome do Avaliador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Versã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11">
            <text:p>Heurísticas</text:p>
          </table:table-cell>
          <table:covered-table-cell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<text:s/>Visibilidade do status do sistema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ompatibilidade do sistema com o mundo real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Controle do usuário e liberdade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Consistência e padrões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Prevenção de erros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Reconhecimento ao invés de relembrança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Flexibilidade e eficiência de uso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Estética e design minimalista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Ajudar os usuários a reconhecer, diagnosticar e corrigir erros;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Help e documentação.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5">
            <text:p>Nível de severidade</text:p>
          </table:table-cell>
          <table:table-cell office:value-type="string" table:style-name="ce6">
            <text:p>Tipo</text:p>
          </table:table-cell>
          <table:table-cell office:value-type="string" table:style-name="ce6">
            <text:p>Significad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0" table:style-name="ce7">
            <text:p>0</text:p>
          </table:table-cell>
          <table:table-cell office:value-type="string" table:style-name="ce4">
            <text:p>Sem importância</text:p>
          </table:table-cell>
          <table:table-cell office:value-type="string" table:style-name="ce4">
            <text:p><text:span text:style-name="T1">Não afeta a operação da interface</text:span></text:p>
            <text:p/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1" table:style-name="ce7">
            <text:p>1</text:p>
          </table:table-cell>
          <table:table-cell office:value-type="string" table:style-name="ce4">
            <text:p>Cosmético</text:p>
          </table:table-cell>
          <table:table-cell office:value-type="string" table:style-name="ce8">
            <text:p>Não há necessidade de solução imediat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4">
            <text:p>Simples</text:p>
          </table:table-cell>
          <table:table-cell office:value-type="string" table:style-name="ce8">
            <text:p>Problema de baixa prioridade (pode ser reparado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string" table:style-name="ce4">
            <text:p>Grave</text:p>
          </table:table-cell>
          <table:table-cell office:value-type="string" table:style-name="ce8">
            <text:p>Problema de alta prioridade (deve ser reparado)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float" office:value="4" table:style-name="ce7">
            <text:p>4</text:p>
          </table:table-cell>
          <table:table-cell office:value-type="string" table:style-name="ce4">
            <text:p>Catastrófico</text:p>
          </table:table-cell>
          <table:table-cell office:value-type="string" table:style-name="ce8">
            <text:p>Muito grave, deve ser reparado com urgênci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Exemplo: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">
            <text:p>N.</text:p>
          </table:table-cell>
          <table:table-cell office:value-type="string" table:style-name="ce6">
            <text:p>Problema</text:p>
          </table:table-cell>
          <table:table-cell office:value-type="string" table:style-name="ce6">
            <text:p>Heurística(s) Violada(s)</text:p>
          </table:table-cell>
          <table:table-cell office:value-type="string" table:style-name="ce6">
            <text:p>Severidade</text:p>
          </table:table-cell>
          <table:table-cell table:number-columns-repeated="16380"/>
        </table:table-row>
        <table:table-row table:number-rows-repeated="8" table:style-name="ro1">
          <table:table-cell table:number-columns-repeated="4" table:style-name="ce4"/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">
          <table:table-cell office:value-type="string" table:style-name="ce9">
            <text:p>Imagens comprobatórias para cada problema encontrad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Pedro</dc:creator>
    <meta:creation-date>2018-11-06T21:15:53Z</meta:creation-date>
    <dc:date>2018-11-13T01:57:53Z</dc:date>
    <meta:editing-cycles>1</meta:editing-cycles>
    <meta:editing-duration>PT478S</meta:editing-duration>
  </office:meta>
</office:document-meta>
</file>